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df419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df419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f419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Title">
      <style:text-properties fo:font-weight="bold" officeooo:paragraph-rsid="000df419" style:font-name="arial" style:font-weight-asian="bold" style:font-weight-complex="bold"/>
    </style:style>
    <style:style style:family="paragraph" style:name="P9" style:parent-style-name="UrbanTitle">
      <style:text-properties fo:font-weight="bold" officeooo:paragraph-rsid="000df419" style:font-name="arial" style:font-weight-asian="bold" style:font-weight-complex="bold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df419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df419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f419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Title">
      <style:text-properties fo:font-weight="bold" officeooo:paragraph-rsid="000df419" style:font-name="arial" style:font-weight-asian="bold" style:font-weight-complex="bold"/>
    </style:style>
    <style:style style:family="paragraph" style:name="P9" style:parent-style-name="UrbanTitle">
      <style:text-properties fo:font-weight="bold" officeooo:paragraph-rsid="000df419" style:font-name="arial" style:font-weight-asian="bold" style:font-weight-complex="bold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df419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df419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f419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Title">
      <style:text-properties fo:font-weight="bold" officeooo:paragraph-rsid="000df419" style:font-name="arial" style:font-weight-asian="bold" style:font-weight-complex="bold"/>
    </style:style>
    <style:style style:family="paragraph" style:name="P9" style:parent-style-name="UrbanTitle">
      <style:text-properties fo:font-weight="bold" officeooo:paragraph-rsid="000df419" style:font-name="arial" style:font-weight-asian="bold" style:font-weight-complex="bold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df419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df419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f419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Title">
      <style:text-properties fo:font-weight="bold" officeooo:paragraph-rsid="000df419" style:font-name="arial" style:font-weight-asian="bold" style:font-weight-complex="bold"/>
    </style:style>
    <style:style style:family="paragraph" style:name="P9" style:parent-style-name="UrbanTitle">
      <style:text-properties fo:font-weight="bold" officeooo:paragraph-rsid="000df419" style:font-name="arial" style:font-weight-asian="bold" style:font-weight-complex="bold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51.970222295</dc:date>
    <meta:editing-duration>PT12H52M5S</meta:editing-duration>
    <meta:editing-cycles>61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237" meta:character-count="1888" meta:non-whitespace-character-count="1700"/>
  </office:meta>
</office:document-meta>
</file>